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940000044CD4E2EE8AF325862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bf0041" draw:marker-start-width="0.359cm" draw:marker-end-width="0.359cm" draw:fill="none" draw:textarea-horizontal-align="justify" draw:textarea-vertical-align="middle" draw:auto-grow-height="false" fo:min-height="0.458cm" fo:min-width="0.562cm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0910ff" loext:opacity="100%" fo:font-weight="bold"/>
    </style:style>
    <style:style style:name="P4" style:family="paragraph">
      <loext:graphic-properties draw:fill="none" draw:fill-color="#ffffff"/>
      <style:paragraph-properties fo:text-align="center"/>
      <style:text-properties fo:color="#0910ff" loext:opacity="100%" fo:font-weight="bold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776cm" svg:height="15.749cm" svg:x="1.269cm" svg:y="0.87cm">
          <draw:image xlink:href="Pictures/10000000000007940000044CD4E2EE8AF3258625.png" xlink:type="simple" xlink:show="embed" xlink:actuate="onLoad" draw:mime-type="image/png">
            <text:p/>
          </draw:image>
        </draw:frame>
        <draw:custom-shape draw:style-name="gr2" draw:text-style-name="P2" draw:layer="layout" svg:width="1.5cm" svg:height="1cm" svg:x="4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6cm" svg:height="2.384cm" svg:x="3.4cm" svg:y="4.1cm">
          <draw:text-box>
            <text:p text:style-name="P3">Scrivi “=-10” nella casella A2, e premi invio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4T11:45:40.791670387</meta:creation-date>
    <dc:date>2023-03-14T12:10:15.574074301</dc:date>
    <meta:editing-duration>PT14M24S</meta:editing-duration>
    <meta:editing-cycles>1</meta:editing-cycles>
    <meta:document-statistic meta:object-count="26"/>
    <meta:generator>LibreOffice/7.3.7.2$Linux_X86_64 LibreOffice_project/30$Build-2</meta:generator>
  </office:meta>
</office:document-meta>
</file>